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helvetica, clean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1008in" fo:text-align="start" style:justify-single-word="false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psc 330 Project 1</text:p>
      <text:p text:style-name="Standard"/>
      <text:p text:style-name="Standard">Sources</text:p>
      <text:p text:style-name="Standard"/>
      <text:p text:style-name="Standard"><text:a xlink:type="simple" xlink:href="http://www.eembc.org/techlit/datasheets/autobench_db.pdf" text:style-name="Internet_20_link" text:visited-style-name="Visited_20_Internet_20_Link">http://www.eembc.org/techlit/datasheets/autobench_db.pdf</text:a></text:p>
      <text:p text:style-name="Standard"/>
      <text:p text:style-name="Standard"><text:a xlink:type="simple" xlink:href="http://www.eembc.org/benchmark/index.php" text:style-name="Internet_20_link" text:visited-style-name="Visited_20_Internet_20_Link">http://www.eembc.org/benchmark/index.php</text:a></text:p>
      <text:p text:style-name="Standard"/>
      <text:p text:style-name="Standard"><text:a xlink:type="simple" xlink:href="http://www.embedded.com/electronics-news/4415330/Volkswagen-leads-EEMBC-MCU-energy-efficiency-benchmark-effort" text:style-name="Internet_20_link" text:visited-style-name="Visited_20_Internet_20_Link">http://www.embedded.com/electronics-news/4415330/Volkswagen-leads-EEMBC-MCU-energy-efficiency-benchmark-effort</text:a></text:p>
      <text:p text:style-name="Standard"/>
      <text:p text:style-name="Standard"><text:a xlink:type="simple" xlink:href="http://tinker.cc.gatech.edu/pdfs/poov_benchmark.pdf" text:style-name="Internet_20_link" text:visited-style-name="Visited_20_Internet_20_Link">http://tinker.cc.gatech.edu/pdfs/poov_benchmark.pdf</text:a></text:p>
      <text:p text:style-name="Standard"/>
      <text:p text:style-name="Standard"><text:a xlink:type="simple" xlink:href="http://www.design-reuse.com/articles/22878/embedded-mcu-selection.html" text:style-name="Internet_20_link" text:visited-style-name="Visited_20_Internet_20_Link">http://www.design-reuse.com/articles/22878/embedded-mcu-selection.html</text:a></text:p>
      <text:p text:style-name="Standard"/>
      <text:p text:style-name="P1">Nice, Karim. <text:s/>"How Car Computers Work" 11 April 2001. <text:s/>HowStuffWorks.com. &lt;http://auto.howstuffworks.com/under-the-hood/trends-innovations/car-computer.htm&gt; 08 September 2014.</text:p>
      <text:p text:style-name="P1"/>
      <text:p text:style-name="P1"><text:a xlink:type="simple" xlink:href="http://cadcammodelling.wordpress.com/2011/04/14/fourier-transform-and-its-applications/" text:style-name="Internet_20_link" text:visited-style-name="Visited_20_Internet_20_Link">http://cadcammodelling.wordpress.com/2011/04/14/fourier-transform-and-its-applications/</text:a></text:p>
      <text:p text:style-name="P1"/>
      <text:p text:style-name="P1"><text:a xlink:type="simple" xlink:href="http://www.eecs.umich.edu/mibench/Publications/MiBench.pdf" text:style-name="Internet_20_link" text:visited-style-name="Visited_20_Internet_20_Link">http://www.eecs.umich.edu/mibench/Publications/MiBench.pdf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helvetica, clean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8-31T10:21:59</meta:creation-date>
    <meta:editing-duration>P6DT1H31M48S</meta:editing-duration>
    <meta:editing-cycles>3</meta:editing-cycles>
    <meta:generator>OpenOffice/4.1.0$Unix OpenOffice.org_project/410m18$Build-9764</meta:generator>
    <meta:initial-creator>Matthew  Houston</meta:initial-creator>
    <dc:date>2014-09-10T13:04:19</dc:date>
    <dc:creator>Matthew  Houston</dc:creator>
    <meta:document-statistic meta:table-count="0" meta:image-count="0" meta:object-count="0" meta:page-count="1" meta:paragraph-count="10" meta:word-count="26" meta:character-count="672"/>
  </office:meta>
</office:document-meta>
</file>